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35in"/>
    </style:style>
    <style:style style:name="co2" style:family="table-column">
      <style:table-column-properties fo:break-before="auto" style:column-width="1.9366in"/>
    </style:style>
    <style:style style:name="co3" style:family="table-column">
      <style:table-column-properties fo:break-before="auto" style:column-width="1.4583in"/>
    </style:style>
    <style:style style:name="co4" style:family="table-column">
      <style:table-column-properties fo:break-before="auto" style:column-width="1.439in"/>
    </style:style>
    <style:style style:name="co5" style:family="table-column">
      <style:table-column-properties fo:break-before="auto" style:column-width="1.3839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7.0024in" svg:height="7.5622in" svg:x="7.1244in" svg:y="0.8823in">
            <draw:object draw:notify-on-update-of-ranges="Sheet1.B2:Sheet1.B101 Sheet1.C1:Sheet1.C1 Sheet1.C2:Sheet1.C10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generation_number</text:p>
          </table:table-cell>
          <table:table-cell office:value-type="string">
            <text:p>Experiment Four</text:p>
          </table:table-cell>
          <table:table-cell office:value-type="string">
            <text:p>crossover_probability</text:p>
          </table:table-cell>
          <table:table-cell office:value-type="string">
            <text:p>mutation_probabili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64.8">
            <text:p>164.8</text:p>
          </table:table-cell>
          <table:table-cell office:value-type="float" office:value="0.7816">
            <text:p>0.7816</text:p>
          </table:table-cell>
          <table:table-cell office:value-type="float" office:value="0.2184">
            <text:p>0.218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01.1">
            <text:p>101.1</text:p>
          </table:table-cell>
          <table:table-cell office:value-type="float" office:value="0.7816">
            <text:p>0.7816</text:p>
          </table:table-cell>
          <table:table-cell office:value-type="float" office:value="0.2184">
            <text:p>0.2184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62.8">
            <text:p>262.8</text:p>
          </table:table-cell>
          <table:table-cell office:value-type="float" office:value="0.7816">
            <text:p>0.7816</text:p>
          </table:table-cell>
          <table:table-cell office:value-type="float" office:value="0.2184">
            <text:p>0.218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378.5">
            <text:p>378.5</text:p>
          </table:table-cell>
          <table:table-cell office:value-type="float" office:value="0.7816">
            <text:p>0.7816</text:p>
          </table:table-cell>
          <table:table-cell office:value-type="float" office:value="0.2184">
            <text:p>0.218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32.8">
            <text:p>232.8</text:p>
          </table:table-cell>
          <table:table-cell office:value-type="float" office:value="0.7816">
            <text:p>0.7816</text:p>
          </table:table-cell>
          <table:table-cell office:value-type="float" office:value="0.2184">
            <text:p>0.2184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727.9">
            <text:p>727.9</text:p>
          </table:table-cell>
          <table:table-cell office:value-type="float" office:value="0.7816">
            <text:p>0.7816</text:p>
          </table:table-cell>
          <table:table-cell office:value-type="float" office:value="0.2184">
            <text:p>0.2184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1098.8">
            <text:p>1098.8</text:p>
          </table:table-cell>
          <table:table-cell office:value-type="float" office:value="0.7816">
            <text:p>0.7816</text:p>
          </table:table-cell>
          <table:table-cell office:value-type="float" office:value="0.2184">
            <text:p>0.2184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872.2">
            <text:p>872.2</text:p>
          </table:table-cell>
          <table:table-cell office:value-type="float" office:value="0.7816">
            <text:p>0.7816</text:p>
          </table:table-cell>
          <table:table-cell office:value-type="float" office:value="0.2184">
            <text:p>0.2184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1004.7">
            <text:p>1004.7</text:p>
          </table:table-cell>
          <table:table-cell office:value-type="float" office:value="0.7816">
            <text:p>0.7816</text:p>
          </table:table-cell>
          <table:table-cell office:value-type="float" office:value="0.2184">
            <text:p>0.218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1331.3">
            <text:p>1331.3</text:p>
          </table:table-cell>
          <table:table-cell office:value-type="float" office:value="0.7816">
            <text:p>0.7816</text:p>
          </table:table-cell>
          <table:table-cell office:value-type="float" office:value="0.2184">
            <text:p>0.2184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1763.8">
            <text:p>1763.8</text:p>
          </table:table-cell>
          <table:table-cell office:value-type="float" office:value="0.7816">
            <text:p>0.7816</text:p>
          </table:table-cell>
          <table:table-cell office:value-type="float" office:value="0.2184">
            <text:p>0.2184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828.6">
            <text:p>828.6</text:p>
          </table:table-cell>
          <table:table-cell office:value-type="float" office:value="0.7816">
            <text:p>0.7816</text:p>
          </table:table-cell>
          <table:table-cell office:value-type="float" office:value="0.2184">
            <text:p>0.2184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852">
            <text:p>852</text:p>
          </table:table-cell>
          <table:table-cell office:value-type="float" office:value="0.7816">
            <text:p>0.7816</text:p>
          </table:table-cell>
          <table:table-cell office:value-type="float" office:value="0.2184">
            <text:p>0.2184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454.1">
            <text:p>1454.1</text:p>
          </table:table-cell>
          <table:table-cell office:value-type="float" office:value="0.7816">
            <text:p>0.7816</text:p>
          </table:table-cell>
          <table:table-cell office:value-type="float" office:value="0.2184">
            <text:p>0.2184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1251.7">
            <text:p>1251.7</text:p>
          </table:table-cell>
          <table:table-cell office:value-type="float" office:value="0.7816">
            <text:p>0.7816</text:p>
          </table:table-cell>
          <table:table-cell office:value-type="float" office:value="0.2184">
            <text:p>0.2184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929.3">
            <text:p>929.3</text:p>
          </table:table-cell>
          <table:table-cell office:value-type="float" office:value="0.7816">
            <text:p>0.7816</text:p>
          </table:table-cell>
          <table:table-cell office:value-type="float" office:value="0.2184">
            <text:p>0.2184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office:value-type="float" office:value="799.7">
            <text:p>799.7</text:p>
          </table:table-cell>
          <table:table-cell office:value-type="float" office:value="0.7816">
            <text:p>0.7816</text:p>
          </table:table-cell>
          <table:table-cell office:value-type="float" office:value="0.2184">
            <text:p>0.2184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float" office:value="1034.2">
            <text:p>1034.2</text:p>
          </table:table-cell>
          <table:table-cell office:value-type="float" office:value="0.7816">
            <text:p>0.7816</text:p>
          </table:table-cell>
          <table:table-cell office:value-type="float" office:value="0.2184">
            <text:p>0.2184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949">
            <text:p>949</text:p>
          </table:table-cell>
          <table:table-cell office:value-type="float" office:value="0.7816">
            <text:p>0.7816</text:p>
          </table:table-cell>
          <table:table-cell office:value-type="float" office:value="0.2184">
            <text:p>0.2184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float" office:value="1102.4">
            <text:p>1102.4</text:p>
          </table:table-cell>
          <table:table-cell office:value-type="float" office:value="0.7816">
            <text:p>0.7816</text:p>
          </table:table-cell>
          <table:table-cell office:value-type="float" office:value="0.2184">
            <text:p>0.2184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0">
            <text:p>20</text:p>
          </table:table-cell>
          <table:table-cell office:value-type="float" office:value="1799">
            <text:p>1799</text:p>
          </table:table-cell>
          <table:table-cell office:value-type="float" office:value="0.7816">
            <text:p>0.7816</text:p>
          </table:table-cell>
          <table:table-cell office:value-type="float" office:value="0.2184">
            <text:p>0.2184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1">
            <text:p>21</text:p>
          </table:table-cell>
          <table:table-cell office:value-type="float" office:value="1846.1">
            <text:p>1846.1</text:p>
          </table:table-cell>
          <table:table-cell office:value-type="float" office:value="0.7816">
            <text:p>0.7816</text:p>
          </table:table-cell>
          <table:table-cell office:value-type="float" office:value="0.2184">
            <text:p>0.2184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2">
            <text:p>22</text:p>
          </table:table-cell>
          <table:table-cell office:value-type="float" office:value="1538.7">
            <text:p>1538.7</text:p>
          </table:table-cell>
          <table:table-cell office:value-type="float" office:value="0.7816">
            <text:p>0.7816</text:p>
          </table:table-cell>
          <table:table-cell office:value-type="float" office:value="0.2184">
            <text:p>0.2184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23">
            <text:p>23</text:p>
          </table:table-cell>
          <table:table-cell office:value-type="float" office:value="1389.7">
            <text:p>1389.7</text:p>
          </table:table-cell>
          <table:table-cell office:value-type="float" office:value="0.7816">
            <text:p>0.7816</text:p>
          </table:table-cell>
          <table:table-cell office:value-type="float" office:value="0.2184">
            <text:p>0.2184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610.9">
            <text:p>1610.9</text:p>
          </table:table-cell>
          <table:table-cell office:value-type="float" office:value="0.7816">
            <text:p>0.7816</text:p>
          </table:table-cell>
          <table:table-cell office:value-type="float" office:value="0.2184">
            <text:p>0.2184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25">
            <text:p>25</text:p>
          </table:table-cell>
          <table:table-cell office:value-type="float" office:value="1582.2">
            <text:p>1582.2</text:p>
          </table:table-cell>
          <table:table-cell office:value-type="float" office:value="0.7816">
            <text:p>0.7816</text:p>
          </table:table-cell>
          <table:table-cell office:value-type="float" office:value="0.2184">
            <text:p>0.2184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26">
            <text:p>26</text:p>
          </table:table-cell>
          <table:table-cell office:value-type="float" office:value="2171.8">
            <text:p>2171.8</text:p>
          </table:table-cell>
          <table:table-cell office:value-type="float" office:value="0.7816">
            <text:p>0.7816</text:p>
          </table:table-cell>
          <table:table-cell office:value-type="float" office:value="0.2184">
            <text:p>0.2184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27">
            <text:p>27</text:p>
          </table:table-cell>
          <table:table-cell office:value-type="float" office:value="1643.2">
            <text:p>1643.2</text:p>
          </table:table-cell>
          <table:table-cell office:value-type="float" office:value="0.7816">
            <text:p>0.7816</text:p>
          </table:table-cell>
          <table:table-cell office:value-type="float" office:value="0.2184">
            <text:p>0.2184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28">
            <text:p>28</text:p>
          </table:table-cell>
          <table:table-cell office:value-type="float" office:value="1451.1">
            <text:p>1451.1</text:p>
          </table:table-cell>
          <table:table-cell office:value-type="float" office:value="0.7816">
            <text:p>0.7816</text:p>
          </table:table-cell>
          <table:table-cell office:value-type="float" office:value="0.2184">
            <text:p>0.2184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29">
            <text:p>29</text:p>
          </table:table-cell>
          <table:table-cell office:value-type="float" office:value="1858.6">
            <text:p>1858.6</text:p>
          </table:table-cell>
          <table:table-cell office:value-type="float" office:value="0.7816">
            <text:p>0.7816</text:p>
          </table:table-cell>
          <table:table-cell office:value-type="float" office:value="0.2184">
            <text:p>0.2184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30">
            <text:p>30</text:p>
          </table:table-cell>
          <table:table-cell office:value-type="float" office:value="1467.9">
            <text:p>1467.9</text:p>
          </table:table-cell>
          <table:table-cell office:value-type="float" office:value="0.7816">
            <text:p>0.7816</text:p>
          </table:table-cell>
          <table:table-cell office:value-type="float" office:value="0.2184">
            <text:p>0.2184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31">
            <text:p>31</text:p>
          </table:table-cell>
          <table:table-cell office:value-type="float" office:value="1694.7">
            <text:p>1694.7</text:p>
          </table:table-cell>
          <table:table-cell office:value-type="float" office:value="0.7816">
            <text:p>0.7816</text:p>
          </table:table-cell>
          <table:table-cell office:value-type="float" office:value="0.2184">
            <text:p>0.2184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32">
            <text:p>32</text:p>
          </table:table-cell>
          <table:table-cell office:value-type="float" office:value="1697.2">
            <text:p>1697.2</text:p>
          </table:table-cell>
          <table:table-cell office:value-type="float" office:value="0.7816">
            <text:p>0.7816</text:p>
          </table:table-cell>
          <table:table-cell office:value-type="float" office:value="0.2184">
            <text:p>0.2184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33">
            <text:p>33</text:p>
          </table:table-cell>
          <table:table-cell office:value-type="float" office:value="1770.6">
            <text:p>1770.6</text:p>
          </table:table-cell>
          <table:table-cell office:value-type="float" office:value="0.7816">
            <text:p>0.7816</text:p>
          </table:table-cell>
          <table:table-cell office:value-type="float" office:value="0.2184">
            <text:p>0.2184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34">
            <text:p>34</text:p>
          </table:table-cell>
          <table:table-cell office:value-type="float" office:value="1588.9">
            <text:p>1588.9</text:p>
          </table:table-cell>
          <table:table-cell office:value-type="float" office:value="0.7816">
            <text:p>0.7816</text:p>
          </table:table-cell>
          <table:table-cell office:value-type="float" office:value="0.2184">
            <text:p>0.2184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35">
            <text:p>35</text:p>
          </table:table-cell>
          <table:table-cell office:value-type="float" office:value="1557.6">
            <text:p>1557.6</text:p>
          </table:table-cell>
          <table:table-cell office:value-type="float" office:value="0.7816">
            <text:p>0.7816</text:p>
          </table:table-cell>
          <table:table-cell office:value-type="float" office:value="0.2184">
            <text:p>0.2184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36">
            <text:p>36</text:p>
          </table:table-cell>
          <table:table-cell office:value-type="float" office:value="1904.2">
            <text:p>1904.2</text:p>
          </table:table-cell>
          <table:table-cell office:value-type="float" office:value="0.7816">
            <text:p>0.7816</text:p>
          </table:table-cell>
          <table:table-cell office:value-type="float" office:value="0.2184">
            <text:p>0.2184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37">
            <text:p>37</text:p>
          </table:table-cell>
          <table:table-cell office:value-type="float" office:value="1649.9">
            <text:p>1649.9</text:p>
          </table:table-cell>
          <table:table-cell office:value-type="float" office:value="0.7816">
            <text:p>0.7816</text:p>
          </table:table-cell>
          <table:table-cell office:value-type="float" office:value="0.2184">
            <text:p>0.2184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38">
            <text:p>38</text:p>
          </table:table-cell>
          <table:table-cell office:value-type="float" office:value="1641.8">
            <text:p>1641.8</text:p>
          </table:table-cell>
          <table:table-cell office:value-type="float" office:value="0.7816">
            <text:p>0.7816</text:p>
          </table:table-cell>
          <table:table-cell office:value-type="float" office:value="0.2184">
            <text:p>0.2184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39">
            <text:p>39</text:p>
          </table:table-cell>
          <table:table-cell office:value-type="float" office:value="1630">
            <text:p>1630</text:p>
          </table:table-cell>
          <table:table-cell office:value-type="float" office:value="0.7816">
            <text:p>0.7816</text:p>
          </table:table-cell>
          <table:table-cell office:value-type="float" office:value="0.2184">
            <text:p>0.2184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40">
            <text:p>40</text:p>
          </table:table-cell>
          <table:table-cell office:value-type="float" office:value="1419.8">
            <text:p>1419.8</text:p>
          </table:table-cell>
          <table:table-cell office:value-type="float" office:value="0.7816">
            <text:p>0.7816</text:p>
          </table:table-cell>
          <table:table-cell office:value-type="float" office:value="0.2184">
            <text:p>0.2184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41">
            <text:p>41</text:p>
          </table:table-cell>
          <table:table-cell office:value-type="float" office:value="1627.6">
            <text:p>1627.6</text:p>
          </table:table-cell>
          <table:table-cell office:value-type="float" office:value="0.7816">
            <text:p>0.7816</text:p>
          </table:table-cell>
          <table:table-cell office:value-type="float" office:value="0.2184">
            <text:p>0.2184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42">
            <text:p>42</text:p>
          </table:table-cell>
          <table:table-cell office:value-type="float" office:value="2147.4">
            <text:p>2147.4</text:p>
          </table:table-cell>
          <table:table-cell office:value-type="float" office:value="0.7816">
            <text:p>0.7816</text:p>
          </table:table-cell>
          <table:table-cell office:value-type="float" office:value="0.2184">
            <text:p>0.2184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43">
            <text:p>43</text:p>
          </table:table-cell>
          <table:table-cell office:value-type="float" office:value="1251.1">
            <text:p>1251.1</text:p>
          </table:table-cell>
          <table:table-cell office:value-type="float" office:value="0.7816">
            <text:p>0.7816</text:p>
          </table:table-cell>
          <table:table-cell office:value-type="float" office:value="0.2184">
            <text:p>0.2184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44">
            <text:p>44</text:p>
          </table:table-cell>
          <table:table-cell office:value-type="float" office:value="1909">
            <text:p>1909</text:p>
          </table:table-cell>
          <table:table-cell office:value-type="float" office:value="0.7816">
            <text:p>0.7816</text:p>
          </table:table-cell>
          <table:table-cell office:value-type="float" office:value="0.2184">
            <text:p>0.2184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45">
            <text:p>45</text:p>
          </table:table-cell>
          <table:table-cell office:value-type="float" office:value="1749.2">
            <text:p>1749.2</text:p>
          </table:table-cell>
          <table:table-cell office:value-type="float" office:value="0.7816">
            <text:p>0.7816</text:p>
          </table:table-cell>
          <table:table-cell office:value-type="float" office:value="0.2184">
            <text:p>0.2184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46">
            <text:p>46</text:p>
          </table:table-cell>
          <table:table-cell office:value-type="float" office:value="1612">
            <text:p>1612</text:p>
          </table:table-cell>
          <table:table-cell office:value-type="float" office:value="0.7816">
            <text:p>0.7816</text:p>
          </table:table-cell>
          <table:table-cell office:value-type="float" office:value="0.2184">
            <text:p>0.2184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47">
            <text:p>47</text:p>
          </table:table-cell>
          <table:table-cell office:value-type="float" office:value="1473.3">
            <text:p>1473.3</text:p>
          </table:table-cell>
          <table:table-cell office:value-type="float" office:value="0.7816">
            <text:p>0.7816</text:p>
          </table:table-cell>
          <table:table-cell office:value-type="float" office:value="0.2184">
            <text:p>0.2184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48">
            <text:p>48</text:p>
          </table:table-cell>
          <table:table-cell office:value-type="float" office:value="1551.3">
            <text:p>1551.3</text:p>
          </table:table-cell>
          <table:table-cell office:value-type="float" office:value="0.7816">
            <text:p>0.7816</text:p>
          </table:table-cell>
          <table:table-cell office:value-type="float" office:value="0.2184">
            <text:p>0.2184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49">
            <text:p>49</text:p>
          </table:table-cell>
          <table:table-cell office:value-type="float" office:value="1858.2">
            <text:p>1858.2</text:p>
          </table:table-cell>
          <table:table-cell office:value-type="float" office:value="0.7816">
            <text:p>0.7816</text:p>
          </table:table-cell>
          <table:table-cell office:value-type="float" office:value="0.2184">
            <text:p>0.2184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50">
            <text:p>50</text:p>
          </table:table-cell>
          <table:table-cell office:value-type="float" office:value="1790.4">
            <text:p>1790.4</text:p>
          </table:table-cell>
          <table:table-cell office:value-type="float" office:value="0.7816">
            <text:p>0.7816</text:p>
          </table:table-cell>
          <table:table-cell office:value-type="float" office:value="0.2184">
            <text:p>0.2184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51">
            <text:p>51</text:p>
          </table:table-cell>
          <table:table-cell office:value-type="float" office:value="1819.8">
            <text:p>1819.8</text:p>
          </table:table-cell>
          <table:table-cell office:value-type="float" office:value="0.7816">
            <text:p>0.7816</text:p>
          </table:table-cell>
          <table:table-cell office:value-type="float" office:value="0.2184">
            <text:p>0.2184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52">
            <text:p>52</text:p>
          </table:table-cell>
          <table:table-cell office:value-type="float" office:value="2289.7">
            <text:p>2289.7</text:p>
          </table:table-cell>
          <table:table-cell office:value-type="float" office:value="0.7816">
            <text:p>0.7816</text:p>
          </table:table-cell>
          <table:table-cell office:value-type="float" office:value="0.2184">
            <text:p>0.2184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53">
            <text:p>53</text:p>
          </table:table-cell>
          <table:table-cell office:value-type="float" office:value="1736">
            <text:p>1736</text:p>
          </table:table-cell>
          <table:table-cell office:value-type="float" office:value="0.7816">
            <text:p>0.7816</text:p>
          </table:table-cell>
          <table:table-cell office:value-type="float" office:value="0.2184">
            <text:p>0.2184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54">
            <text:p>54</text:p>
          </table:table-cell>
          <table:table-cell office:value-type="float" office:value="1532.4">
            <text:p>1532.4</text:p>
          </table:table-cell>
          <table:table-cell office:value-type="float" office:value="0.7816">
            <text:p>0.7816</text:p>
          </table:table-cell>
          <table:table-cell office:value-type="float" office:value="0.2184">
            <text:p>0.2184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55">
            <text:p>55</text:p>
          </table:table-cell>
          <table:table-cell office:value-type="float" office:value="1346.8">
            <text:p>1346.8</text:p>
          </table:table-cell>
          <table:table-cell office:value-type="float" office:value="0.7816">
            <text:p>0.7816</text:p>
          </table:table-cell>
          <table:table-cell office:value-type="float" office:value="0.2184">
            <text:p>0.2184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56">
            <text:p>56</text:p>
          </table:table-cell>
          <table:table-cell office:value-type="float" office:value="1834.7">
            <text:p>1834.7</text:p>
          </table:table-cell>
          <table:table-cell office:value-type="float" office:value="0.7816">
            <text:p>0.7816</text:p>
          </table:table-cell>
          <table:table-cell office:value-type="float" office:value="0.2184">
            <text:p>0.2184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57">
            <text:p>57</text:p>
          </table:table-cell>
          <table:table-cell office:value-type="float" office:value="1764.2">
            <text:p>1764.2</text:p>
          </table:table-cell>
          <table:table-cell office:value-type="float" office:value="0.7816">
            <text:p>0.7816</text:p>
          </table:table-cell>
          <table:table-cell office:value-type="float" office:value="0.2184">
            <text:p>0.2184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58">
            <text:p>58</text:p>
          </table:table-cell>
          <table:table-cell office:value-type="float" office:value="1368.6">
            <text:p>1368.6</text:p>
          </table:table-cell>
          <table:table-cell office:value-type="float" office:value="0.7816">
            <text:p>0.7816</text:p>
          </table:table-cell>
          <table:table-cell office:value-type="float" office:value="0.2184">
            <text:p>0.2184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9">
            <text:p>59</text:p>
          </table:table-cell>
          <table:table-cell office:value-type="float" office:value="1701.6">
            <text:p>1701.6</text:p>
          </table:table-cell>
          <table:table-cell office:value-type="float" office:value="0.7816">
            <text:p>0.7816</text:p>
          </table:table-cell>
          <table:table-cell office:value-type="float" office:value="0.2184">
            <text:p>0.2184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60">
            <text:p>60</text:p>
          </table:table-cell>
          <table:table-cell office:value-type="float" office:value="1472.6">
            <text:p>1472.6</text:p>
          </table:table-cell>
          <table:table-cell office:value-type="float" office:value="0.7816">
            <text:p>0.7816</text:p>
          </table:table-cell>
          <table:table-cell office:value-type="float" office:value="0.2184">
            <text:p>0.2184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61">
            <text:p>61</text:p>
          </table:table-cell>
          <table:table-cell office:value-type="float" office:value="1533.4">
            <text:p>1533.4</text:p>
          </table:table-cell>
          <table:table-cell office:value-type="float" office:value="0.7816">
            <text:p>0.7816</text:p>
          </table:table-cell>
          <table:table-cell office:value-type="float" office:value="0.2184">
            <text:p>0.2184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62">
            <text:p>62</text:p>
          </table:table-cell>
          <table:table-cell office:value-type="float" office:value="1534.2">
            <text:p>1534.2</text:p>
          </table:table-cell>
          <table:table-cell office:value-type="float" office:value="0.7816">
            <text:p>0.7816</text:p>
          </table:table-cell>
          <table:table-cell office:value-type="float" office:value="0.2184">
            <text:p>0.2184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63">
            <text:p>63</text:p>
          </table:table-cell>
          <table:table-cell office:value-type="float" office:value="1554">
            <text:p>1554</text:p>
          </table:table-cell>
          <table:table-cell office:value-type="float" office:value="0.7816">
            <text:p>0.7816</text:p>
          </table:table-cell>
          <table:table-cell office:value-type="float" office:value="0.2184">
            <text:p>0.2184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64">
            <text:p>64</text:p>
          </table:table-cell>
          <table:table-cell office:value-type="float" office:value="1296.3">
            <text:p>1296.3</text:p>
          </table:table-cell>
          <table:table-cell office:value-type="float" office:value="0.7816">
            <text:p>0.7816</text:p>
          </table:table-cell>
          <table:table-cell office:value-type="float" office:value="0.2184">
            <text:p>0.2184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65">
            <text:p>65</text:p>
          </table:table-cell>
          <table:table-cell office:value-type="float" office:value="1251">
            <text:p>1251</text:p>
          </table:table-cell>
          <table:table-cell office:value-type="float" office:value="0.7816">
            <text:p>0.7816</text:p>
          </table:table-cell>
          <table:table-cell office:value-type="float" office:value="0.2184">
            <text:p>0.2184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66">
            <text:p>66</text:p>
          </table:table-cell>
          <table:table-cell office:value-type="float" office:value="928.9">
            <text:p>928.9</text:p>
          </table:table-cell>
          <table:table-cell office:value-type="float" office:value="0.7816">
            <text:p>0.7816</text:p>
          </table:table-cell>
          <table:table-cell office:value-type="float" office:value="0.2184">
            <text:p>0.2184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67">
            <text:p>67</text:p>
          </table:table-cell>
          <table:table-cell office:value-type="float" office:value="1034.3">
            <text:p>1034.3</text:p>
          </table:table-cell>
          <table:table-cell office:value-type="float" office:value="0.7816">
            <text:p>0.7816</text:p>
          </table:table-cell>
          <table:table-cell office:value-type="float" office:value="0.2184">
            <text:p>0.2184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68">
            <text:p>68</text:p>
          </table:table-cell>
          <table:table-cell office:value-type="float" office:value="1337.1">
            <text:p>1337.1</text:p>
          </table:table-cell>
          <table:table-cell office:value-type="float" office:value="0.7816">
            <text:p>0.7816</text:p>
          </table:table-cell>
          <table:table-cell office:value-type="float" office:value="0.2184">
            <text:p>0.2184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69">
            <text:p>69</text:p>
          </table:table-cell>
          <table:table-cell office:value-type="float" office:value="1066.2">
            <text:p>1066.2</text:p>
          </table:table-cell>
          <table:table-cell office:value-type="float" office:value="0.7816">
            <text:p>0.7816</text:p>
          </table:table-cell>
          <table:table-cell office:value-type="float" office:value="0.2184">
            <text:p>0.2184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  <table:table-cell office:value-type="float" office:value="1373.8">
            <text:p>1373.8</text:p>
          </table:table-cell>
          <table:table-cell office:value-type="float" office:value="0.7816">
            <text:p>0.7816</text:p>
          </table:table-cell>
          <table:table-cell office:value-type="float" office:value="0.2184">
            <text:p>0.2184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71">
            <text:p>71</text:p>
          </table:table-cell>
          <table:table-cell office:value-type="float" office:value="1015.3">
            <text:p>1015.3</text:p>
          </table:table-cell>
          <table:table-cell office:value-type="float" office:value="0.7816">
            <text:p>0.7816</text:p>
          </table:table-cell>
          <table:table-cell office:value-type="float" office:value="0.2184">
            <text:p>0.2184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72">
            <text:p>72</text:p>
          </table:table-cell>
          <table:table-cell office:value-type="float" office:value="1408.8">
            <text:p>1408.8</text:p>
          </table:table-cell>
          <table:table-cell office:value-type="float" office:value="0.7816">
            <text:p>0.7816</text:p>
          </table:table-cell>
          <table:table-cell office:value-type="float" office:value="0.2184">
            <text:p>0.2184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73">
            <text:p>73</text:p>
          </table:table-cell>
          <table:table-cell office:value-type="float" office:value="1400.7">
            <text:p>1400.7</text:p>
          </table:table-cell>
          <table:table-cell office:value-type="float" office:value="0.7816">
            <text:p>0.7816</text:p>
          </table:table-cell>
          <table:table-cell office:value-type="float" office:value="0.2184">
            <text:p>0.2184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74">
            <text:p>74</text:p>
          </table:table-cell>
          <table:table-cell office:value-type="float" office:value="1179">
            <text:p>1179</text:p>
          </table:table-cell>
          <table:table-cell office:value-type="float" office:value="0.7816">
            <text:p>0.7816</text:p>
          </table:table-cell>
          <table:table-cell office:value-type="float" office:value="0.2184">
            <text:p>0.2184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75">
            <text:p>75</text:p>
          </table:table-cell>
          <table:table-cell office:value-type="float" office:value="1732">
            <text:p>1732</text:p>
          </table:table-cell>
          <table:table-cell office:value-type="float" office:value="0.7816">
            <text:p>0.7816</text:p>
          </table:table-cell>
          <table:table-cell office:value-type="float" office:value="0.2184">
            <text:p>0.2184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76">
            <text:p>76</text:p>
          </table:table-cell>
          <table:table-cell office:value-type="float" office:value="1706.9">
            <text:p>1706.9</text:p>
          </table:table-cell>
          <table:table-cell office:value-type="float" office:value="0.7816">
            <text:p>0.7816</text:p>
          </table:table-cell>
          <table:table-cell office:value-type="float" office:value="0.2184">
            <text:p>0.2184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77">
            <text:p>77</text:p>
          </table:table-cell>
          <table:table-cell office:value-type="float" office:value="1990.7">
            <text:p>1990.7</text:p>
          </table:table-cell>
          <table:table-cell office:value-type="float" office:value="0.7816">
            <text:p>0.7816</text:p>
          </table:table-cell>
          <table:table-cell office:value-type="float" office:value="0.2184">
            <text:p>0.2184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78">
            <text:p>78</text:p>
          </table:table-cell>
          <table:table-cell office:value-type="float" office:value="1464.8">
            <text:p>1464.8</text:p>
          </table:table-cell>
          <table:table-cell office:value-type="float" office:value="0.7816">
            <text:p>0.7816</text:p>
          </table:table-cell>
          <table:table-cell office:value-type="float" office:value="0.2184">
            <text:p>0.2184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79">
            <text:p>79</text:p>
          </table:table-cell>
          <table:table-cell office:value-type="float" office:value="1608.7">
            <text:p>1608.7</text:p>
          </table:table-cell>
          <table:table-cell office:value-type="float" office:value="0.7816">
            <text:p>0.7816</text:p>
          </table:table-cell>
          <table:table-cell office:value-type="float" office:value="0.2184">
            <text:p>0.2184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80">
            <text:p>80</text:p>
          </table:table-cell>
          <table:table-cell office:value-type="float" office:value="1666.5">
            <text:p>1666.5</text:p>
          </table:table-cell>
          <table:table-cell office:value-type="float" office:value="0.7816">
            <text:p>0.7816</text:p>
          </table:table-cell>
          <table:table-cell office:value-type="float" office:value="0.2184">
            <text:p>0.2184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81">
            <text:p>81</text:p>
          </table:table-cell>
          <table:table-cell office:value-type="float" office:value="1807.5">
            <text:p>1807.5</text:p>
          </table:table-cell>
          <table:table-cell office:value-type="float" office:value="0.7816">
            <text:p>0.7816</text:p>
          </table:table-cell>
          <table:table-cell office:value-type="float" office:value="0.2184">
            <text:p>0.2184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82">
            <text:p>82</text:p>
          </table:table-cell>
          <table:table-cell office:value-type="float" office:value="2096.5">
            <text:p>2096.5</text:p>
          </table:table-cell>
          <table:table-cell office:value-type="float" office:value="0.7816">
            <text:p>0.7816</text:p>
          </table:table-cell>
          <table:table-cell office:value-type="float" office:value="0.2184">
            <text:p>0.2184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83">
            <text:p>83</text:p>
          </table:table-cell>
          <table:table-cell office:value-type="float" office:value="1339.3">
            <text:p>1339.3</text:p>
          </table:table-cell>
          <table:table-cell office:value-type="float" office:value="0.7816">
            <text:p>0.7816</text:p>
          </table:table-cell>
          <table:table-cell office:value-type="float" office:value="0.2184">
            <text:p>0.2184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84">
            <text:p>84</text:p>
          </table:table-cell>
          <table:table-cell office:value-type="float" office:value="1438.8">
            <text:p>1438.8</text:p>
          </table:table-cell>
          <table:table-cell office:value-type="float" office:value="0.7816">
            <text:p>0.7816</text:p>
          </table:table-cell>
          <table:table-cell office:value-type="float" office:value="0.2184">
            <text:p>0.2184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85">
            <text:p>85</text:p>
          </table:table-cell>
          <table:table-cell office:value-type="float" office:value="1192.7">
            <text:p>1192.7</text:p>
          </table:table-cell>
          <table:table-cell office:value-type="float" office:value="0.7816">
            <text:p>0.7816</text:p>
          </table:table-cell>
          <table:table-cell office:value-type="float" office:value="0.2184">
            <text:p>0.2184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86">
            <text:p>86</text:p>
          </table:table-cell>
          <table:table-cell office:value-type="float" office:value="1137.1">
            <text:p>1137.1</text:p>
          </table:table-cell>
          <table:table-cell office:value-type="float" office:value="0.7816">
            <text:p>0.7816</text:p>
          </table:table-cell>
          <table:table-cell office:value-type="float" office:value="0.2184">
            <text:p>0.2184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87">
            <text:p>87</text:p>
          </table:table-cell>
          <table:table-cell office:value-type="float" office:value="1375.7">
            <text:p>1375.7</text:p>
          </table:table-cell>
          <table:table-cell office:value-type="float" office:value="0.7816">
            <text:p>0.7816</text:p>
          </table:table-cell>
          <table:table-cell office:value-type="float" office:value="0.2184">
            <text:p>0.2184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88">
            <text:p>88</text:p>
          </table:table-cell>
          <table:table-cell office:value-type="float" office:value="1162.1">
            <text:p>1162.1</text:p>
          </table:table-cell>
          <table:table-cell office:value-type="float" office:value="0.7816">
            <text:p>0.7816</text:p>
          </table:table-cell>
          <table:table-cell office:value-type="float" office:value="0.2184">
            <text:p>0.2184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89">
            <text:p>89</text:p>
          </table:table-cell>
          <table:table-cell office:value-type="float" office:value="1627.8">
            <text:p>1627.8</text:p>
          </table:table-cell>
          <table:table-cell office:value-type="float" office:value="0.7816">
            <text:p>0.7816</text:p>
          </table:table-cell>
          <table:table-cell office:value-type="float" office:value="0.2184">
            <text:p>0.2184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90">
            <text:p>90</text:p>
          </table:table-cell>
          <table:table-cell office:value-type="float" office:value="1270.4">
            <text:p>1270.4</text:p>
          </table:table-cell>
          <table:table-cell office:value-type="float" office:value="0.7816">
            <text:p>0.7816</text:p>
          </table:table-cell>
          <table:table-cell office:value-type="float" office:value="0.2184">
            <text:p>0.2184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91">
            <text:p>91</text:p>
          </table:table-cell>
          <table:table-cell office:value-type="float" office:value="1421.6">
            <text:p>1421.6</text:p>
          </table:table-cell>
          <table:table-cell office:value-type="float" office:value="0.7816">
            <text:p>0.7816</text:p>
          </table:table-cell>
          <table:table-cell office:value-type="float" office:value="0.2184">
            <text:p>0.2184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92">
            <text:p>92</text:p>
          </table:table-cell>
          <table:table-cell office:value-type="float" office:value="1340">
            <text:p>1340</text:p>
          </table:table-cell>
          <table:table-cell office:value-type="float" office:value="0.7816">
            <text:p>0.7816</text:p>
          </table:table-cell>
          <table:table-cell office:value-type="float" office:value="0.2184">
            <text:p>0.2184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93">
            <text:p>93</text:p>
          </table:table-cell>
          <table:table-cell office:value-type="float" office:value="1402.3">
            <text:p>1402.3</text:p>
          </table:table-cell>
          <table:table-cell office:value-type="float" office:value="0.7816">
            <text:p>0.7816</text:p>
          </table:table-cell>
          <table:table-cell office:value-type="float" office:value="0.2184">
            <text:p>0.2184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94">
            <text:p>94</text:p>
          </table:table-cell>
          <table:table-cell office:value-type="float" office:value="1128.4">
            <text:p>1128.4</text:p>
          </table:table-cell>
          <table:table-cell office:value-type="float" office:value="0.7816">
            <text:p>0.7816</text:p>
          </table:table-cell>
          <table:table-cell office:value-type="float" office:value="0.2184">
            <text:p>0.2184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1466.8">
            <text:p>1466.8</text:p>
          </table:table-cell>
          <table:table-cell office:value-type="float" office:value="0.7816">
            <text:p>0.7816</text:p>
          </table:table-cell>
          <table:table-cell office:value-type="float" office:value="0.2184">
            <text:p>0.2184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96">
            <text:p>96</text:p>
          </table:table-cell>
          <table:table-cell office:value-type="float" office:value="1030.3">
            <text:p>1030.3</text:p>
          </table:table-cell>
          <table:table-cell office:value-type="float" office:value="0.7816">
            <text:p>0.7816</text:p>
          </table:table-cell>
          <table:table-cell office:value-type="float" office:value="0.2184">
            <text:p>0.2184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97">
            <text:p>97</text:p>
          </table:table-cell>
          <table:table-cell office:value-type="float" office:value="792.8">
            <text:p>792.8</text:p>
          </table:table-cell>
          <table:table-cell office:value-type="float" office:value="0.7816">
            <text:p>0.7816</text:p>
          </table:table-cell>
          <table:table-cell office:value-type="float" office:value="0.2184">
            <text:p>0.2184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98">
            <text:p>98</text:p>
          </table:table-cell>
          <table:table-cell office:value-type="float" office:value="1356.5">
            <text:p>1356.5</text:p>
          </table:table-cell>
          <table:table-cell office:value-type="float" office:value="0.7816">
            <text:p>0.7816</text:p>
          </table:table-cell>
          <table:table-cell office:value-type="float" office:value="0.2184">
            <text:p>0.218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99">
            <text:p>99</text:p>
          </table:table-cell>
          <table:table-cell office:value-type="float" office:value="886.8">
            <text:p>886.8</text:p>
          </table:table-cell>
          <table:table-cell office:value-type="float" office:value="0.7816">
            <text:p>0.7816</text:p>
          </table:table-cell>
          <table:table-cell office:value-type="float" office:value="0.2184">
            <text:p>0.2184</text:p>
          </table:table-cell>
        </table:table-row>
        <table:table-row table:style-name="ro1" table:number-rows-repeated="1048474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17">00/00/0000</text:date>, <text:time style:data-style-name="N2" text:time-value="0000-00-00T16:55:5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11-17T16:56:30</dc:date>
    <dc:creator>Lettier </dc:creator>
    <meta:generator>LibreOffice/4.0.2.2$Linux_X86_64 LibreOffice_project/4c82dcdd6efcd48b1d8bba66bfe1989deee49c3</meta:generator>
    <meta:editing-duration>P0D</meta:editing-duration>
    <meta:editing-cycles>4</meta:editing-cycles>
    <meta:document-statistic meta:table-count="1" meta:cell-count="50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76cm"/>
    </style:style>
    <style:style style:name="ch2" style:family="chart">
      <style:text-properties fo:font-family="'Liberation Serif'" style:font-style-name="Regular" style:font-family-generic="roman" fo:font-size="20pt" style:font-size-asian="13pt" style:font-size-complex="13pt"/>
    </style:style>
    <style:style style:name="ch3" style:family="chart">
      <style:text-properties fo:font-family="'Liberation Serif'" style:font-style-name="Regular" style:font-family-generic="roman" fo:font-size="18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family="'Liberation Serif'" style:font-style-name="Regular" style:font-family-generic="roman" fo:font-size="18pt" style:font-size-asian="10pt" style:font-size-complex="10pt"/>
    </style:style>
    <style:style style:name="ch5" style:family="chart">
      <style:chart-properties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0"/>
      <style:text-properties fo:font-family="'Liberation Serif'" style:font-style-name="Regular" style:font-family-generic="roman" fo:font-size="18pt" style:font-size-asian="9pt" style:font-size-complex="9pt"/>
    </style:style>
    <style:style style:name="ch8" style:family="chart">
      <style:graphic-properties svg:stroke-color="#b3b3b3" svg:stroke-opacity="20%"/>
    </style:style>
    <style:style style:name="ch9" style:family="chart" style:data-style-name="N0">
      <style:chart-properties chart:display-label="true" chart:logarithmic="false" chart:maximum="35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style:rotation-angle="90"/>
      <style:text-properties fo:font-family="'Liberation Serif'" style:font-style-name="Regular" style:font-family-generic="roman" fo:font-size="18pt" style:font-size-asian="9pt" style:font-size-complex="9pt"/>
    </style:style>
    <style:style style:name="ch11" style:family="chart" style:data-style-name="N0">
      <style:chart-properties chart:symbol-type="non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43.187cm" svg:height="19.209cm" xlink:href=".." xlink:type="simple" chart:class="chart:line" chart:style-name="ch1">
        <chart:title svg:x="18.762cm" svg:y="0.577cm" chart:style-name="ch2">
          <text:p>SimPL</text:p>
        </chart:title>
        <chart:subtitle svg:x="14.754cm" svg:y="2.287cm" chart:style-name="ch3">
          <text:p>Average fitness over 100 generations.</text:p>
        </chart:subtitle>
        <chart:legend svg:x="34.721cm" svg:y="8.273cm" style:legend-expansion="custom" chartooo:width="7.849cm" chartooo:height="2.131cm" style:legend-expansion-aspect-ratio="3.68324730173627" chart:style-name="ch4"/>
        <chart:plot-area chart:style-name="ch5" table:cell-range-address="Sheet1.B1:Sheet1.C101" chart:data-source-has-labels="both" svg:x="2.408cm" svg:y="4.037cm" svg:width="32.904cm" svg:height="13.743cm">
          <chartooo:coordinate-region svg:x="3.4cm" svg:y="4.237cm" svg:width="31.725cm" svg:height="12.498cm"/>
          <chart:axis chart:dimension="x" chart:name="primary-x" chart:style-name="ch6" chartooo:axis-type="auto">
            <chartooo:date-scale/>
            <chart:title svg:x="18.411cm" svg:y="17.943cm" chart:style-name="ch7">
              <text:p>Generation</text:p>
            </chart:title>
            <chart:categories table:cell-range-address="Sheet1.B2:Sheet1.B101"/>
            <chart:grid chart:style-name="ch8" chart:class="major"/>
          </chart:axis>
          <chart:axis chart:dimension="y" chart:name="primary-y" chart:style-name="ch9">
            <chart:title svg:x="0.846cm" svg:y="12.743cm" chart:style-name="ch10">
              <text:p>Average Fitness</text:p>
            </chart:title>
            <chart:grid chart:style-name="ch8" chart:class="major"/>
          </chart:axis>
          <chart:series chart:style-name="ch11" chart:values-cell-range-address="Sheet1.C2:Sheet1.C101" chart:label-cell-address="Sheet1.C1:Sheet1.C1" chart:class="chart:line">
            <chart:data-point chart:repeated="10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xperiment Four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Sheet1.B2:Sheet1.B101</svg:desc>
                </draw:g>
              </table:table-cell>
              <table:table-cell office:value-type="float" office:value="164.8">
                <text:p>164.8</text:p>
                <draw:g>
                  <svg:desc>Sheet1.C2:Sheet1.C101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01.1">
                <text:p>101.1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62.8">
                <text:p>262.8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378.5">
                <text:p>378.5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32.8">
                <text:p>232.8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727.9">
                <text:p>727.9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098.8">
                <text:p>1098.8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872.2">
                <text:p>872.2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004.7">
                <text:p>1004.7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1331.3">
                <text:p>1331.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763.8">
                <text:p>1763.8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828.6">
                <text:p>828.6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852">
                <text:p>852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1454.1">
                <text:p>1454.1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1251.7">
                <text:p>1251.7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929.3">
                <text:p>929.3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799.7">
                <text:p>799.7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1034.2">
                <text:p>1034.2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949">
                <text:p>949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1102.4">
                <text:p>1102.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799">
                <text:p>1799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1846.1">
                <text:p>1846.1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1538.7">
                <text:p>1538.7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1389.7">
                <text:p>1389.7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1610.9">
                <text:p>1610.9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1582.2">
                <text:p>1582.2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2171.8">
                <text:p>2171.8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1643.2">
                <text:p>1643.2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1451.1">
                <text:p>1451.1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1858.6">
                <text:p>1858.6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467.9">
                <text:p>1467.9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1694.7">
                <text:p>1694.7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1697.2">
                <text:p>1697.2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1770.6">
                <text:p>1770.6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1588.9">
                <text:p>1588.9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1557.6">
                <text:p>1557.6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1904.2">
                <text:p>1904.2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1649.9">
                <text:p>1649.9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1641.8">
                <text:p>1641.8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1630">
                <text:p>1630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419.8">
                <text:p>1419.8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1627.6">
                <text:p>1627.6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2147.4">
                <text:p>2147.4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1251.1">
                <text:p>1251.1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1909">
                <text:p>1909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1749.2">
                <text:p>1749.2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1612">
                <text:p>1612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1473.3">
                <text:p>1473.3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1551.3">
                <text:p>1551.3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1858.2">
                <text:p>1858.2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790.4">
                <text:p>1790.4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1819.8">
                <text:p>1819.8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2289.7">
                <text:p>2289.7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1736">
                <text:p>1736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1532.4">
                <text:p>1532.4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1346.8">
                <text:p>1346.8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1834.7">
                <text:p>1834.7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1764.2">
                <text:p>1764.2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1368.6">
                <text:p>1368.6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1701.6">
                <text:p>1701.6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472.6">
                <text:p>1472.6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1533.4">
                <text:p>1533.4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1534.2">
                <text:p>1534.2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1554">
                <text:p>1554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1296.3">
                <text:p>1296.3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1251">
                <text:p>1251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928.9">
                <text:p>928.9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1034.3">
                <text:p>1034.3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1337.1">
                <text:p>1337.1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1066.2">
                <text:p>1066.2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373.8">
                <text:p>1373.8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1015.3">
                <text:p>1015.3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1408.8">
                <text:p>1408.8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1400.7">
                <text:p>1400.7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1179">
                <text:p>1179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1732">
                <text:p>1732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1706.9">
                <text:p>1706.9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1990.7">
                <text:p>1990.7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1464.8">
                <text:p>1464.8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1608.7">
                <text:p>1608.7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666.5">
                <text:p>1666.5</text:p>
              </table:table-cell>
            </table:table-row>
            <table:table-row>
              <table:table-cell office:value-type="float" office:value="81">
                <text:p>80</text:p>
              </table:table-cell>
              <table:table-cell office:value-type="float" office:value="1807.5">
                <text:p>1807.5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2096.5">
                <text:p>2096.5</text:p>
              </table:table-cell>
            </table:table-row>
            <table:table-row>
              <table:table-cell office:value-type="float" office:value="83">
                <text:p>80</text:p>
              </table:table-cell>
              <table:table-cell office:value-type="float" office:value="1339.3">
                <text:p>1339.3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1438.8">
                <text:p>1438.8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1192.7">
                <text:p>1192.7</text:p>
              </table:table-cell>
            </table:table-row>
            <table:table-row>
              <table:table-cell office:value-type="float" office:value="86">
                <text:p>90</text:p>
              </table:table-cell>
              <table:table-cell office:value-type="float" office:value="1137.1">
                <text:p>1137.1</text:p>
              </table:table-cell>
            </table:table-row>
            <table:table-row>
              <table:table-cell office:value-type="float" office:value="87">
                <text:p>90</text:p>
              </table:table-cell>
              <table:table-cell office:value-type="float" office:value="1375.7">
                <text:p>1375.7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1162.1">
                <text:p>1162.1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1627.8">
                <text:p>1627.8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1270.4">
                <text:p>1270.4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1421.6">
                <text:p>1421.6</text:p>
              </table:table-cell>
            </table:table-row>
            <table:table-row>
              <table:table-cell office:value-type="float" office:value="92">
                <text:p>90</text:p>
              </table:table-cell>
              <table:table-cell office:value-type="float" office:value="1340">
                <text:p>1340</text:p>
              </table:table-cell>
            </table:table-row>
            <table:table-row>
              <table:table-cell office:value-type="float" office:value="93">
                <text:p>90</text:p>
              </table:table-cell>
              <table:table-cell office:value-type="float" office:value="1402.3">
                <text:p>1402.3</text:p>
              </table:table-cell>
            </table:table-row>
            <table:table-row>
              <table:table-cell office:value-type="float" office:value="94">
                <text:p>90</text:p>
              </table:table-cell>
              <table:table-cell office:value-type="float" office:value="1128.4">
                <text:p>1128.4</text:p>
              </table:table-cell>
            </table:table-row>
            <table:table-row>
              <table:table-cell office:value-type="float" office:value="95">
                <text:p>100</text:p>
              </table:table-cell>
              <table:table-cell office:value-type="float" office:value="1466.8">
                <text:p>1466.8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1030.3">
                <text:p>1030.3</text:p>
              </table:table-cell>
            </table:table-row>
            <table:table-row>
              <table:table-cell office:value-type="float" office:value="97">
                <text:p>100</text:p>
              </table:table-cell>
              <table:table-cell office:value-type="float" office:value="792.8">
                <text:p>792.8</text:p>
              </table:table-cell>
            </table:table-row>
            <table:table-row>
              <table:table-cell office:value-type="float" office:value="98">
                <text:p>100</text:p>
              </table:table-cell>
              <table:table-cell office:value-type="float" office:value="1356.5">
                <text:p>1356.5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886.8">
                <text:p>886.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c82dcdd6efcd48b1d8bba66bfe1989deee49c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76cm"/>
    </style:style>
    <style:style style:name="ch2" style:family="chart">
      <style:text-properties fo:font-family="'Liberation Serif'" style:font-style-name="Regular" style:font-family-generic="roman" fo:font-size="20pt" style:font-size-asian="13pt" style:font-size-complex="13pt"/>
    </style:style>
    <style:style style:name="ch3" style:family="chart">
      <style:text-properties fo:font-family="'Liberation Serif'" style:font-style-name="Regular" style:font-family-generic="roman" fo:font-size="18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family="'Liberation Serif'" style:font-style-name="Regular" style:font-family-generic="roman" fo:font-size="18pt" style:font-size-asian="10pt" style:font-size-complex="10pt"/>
    </style:style>
    <style:style style:name="ch5" style:family="chart">
      <style:chart-properties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0"/>
      <style:text-properties fo:font-family="'Liberation Serif'" style:font-style-name="Regular" style:font-family-generic="roman" fo:font-size="18pt" style:font-size-asian="9pt" style:font-size-complex="9pt"/>
    </style:style>
    <style:style style:name="ch8" style:family="chart">
      <style:graphic-properties svg:stroke-color="#b3b3b3" svg:stroke-opacity="20%"/>
    </style:style>
    <style:style style:name="ch9" style:family="chart" style:data-style-name="N0">
      <style:chart-properties chart:display-label="true" chart:logarithmic="false" chart:maximum="35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style:rotation-angle="90"/>
      <style:text-properties fo:font-family="'Liberation Serif'" style:font-style-name="Regular" style:font-family-generic="roman" fo:font-size="18pt" style:font-size-asian="9pt" style:font-size-complex="9pt"/>
    </style:style>
    <style:style style:name="ch11" style:family="chart" style:data-style-name="N0">
      <style:chart-properties chart:symbol-type="non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43.187cm" svg:height="19.209cm" xlink:href=".." xlink:type="simple" chart:class="chart:line" chart:style-name="ch1">
        <chart:title svg:x="18.762cm" svg:y="0.577cm" chart:style-name="ch2">
          <text:p>SimPL</text:p>
        </chart:title>
        <chart:subtitle svg:x="14.754cm" svg:y="2.287cm" chart:style-name="ch3">
          <text:p>Average fitness over 100 generations.</text:p>
        </chart:subtitle>
        <chart:legend svg:x="34.721cm" svg:y="8.273cm" style:legend-expansion="custom" chartooo:width="7.849cm" chartooo:height="2.131cm" style:legend-expansion-aspect-ratio="3.68324730173627" chart:style-name="ch4"/>
        <chart:plot-area chart:style-name="ch5" table:cell-range-address="Sheet1.B2:Sheet1.C101 Sheet1.C1:Sheet1.C1" chart:data-source-has-labels="both" svg:x="2.408cm" svg:y="4.037cm" svg:width="32.904cm" svg:height="13.743cm">
          <chartooo:coordinate-region svg:x="3.4cm" svg:y="4.237cm" svg:width="31.725cm" svg:height="12.498cm"/>
          <chart:axis chart:dimension="x" chart:name="primary-x" chart:style-name="ch6" chartooo:axis-type="auto">
            <chartooo:date-scale/>
            <chart:title svg:x="18.411cm" svg:y="17.943cm" chart:style-name="ch7">
              <text:p>Generation</text:p>
            </chart:title>
            <chart:categories table:cell-range-address="Sheet1.B2:Sheet1.B101"/>
            <chart:grid chart:style-name="ch8" chart:class="major"/>
          </chart:axis>
          <chart:axis chart:dimension="y" chart:name="primary-y" chart:style-name="ch9">
            <chart:title svg:x="0.846cm" svg:y="12.743cm" chart:style-name="ch10">
              <text:p>Average Fitness</text:p>
            </chart:title>
            <chart:grid chart:style-name="ch8" chart:class="major"/>
          </chart:axis>
          <chart:series chart:style-name="ch11" chart:values-cell-range-address="Sheet1.C2:Sheet1.C101" chart:label-cell-address="Sheet1.C1:Sheet1.C1" chart:class="chart:line">
            <chart:data-point chart:repeated="10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xperiment Four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Sheet1.B2:Sheet1.B101</svg:desc>
                </draw:g>
              </table:table-cell>
              <table:table-cell office:value-type="float" office:value="164.8">
                <text:p>164.8</text:p>
                <draw:g>
                  <svg:desc>Sheet1.C2:Sheet1.C101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01.1">
                <text:p>101.1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62.8">
                <text:p>262.8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378.5">
                <text:p>378.5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32.8">
                <text:p>232.8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727.9">
                <text:p>727.9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098.8">
                <text:p>1098.8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872.2">
                <text:p>872.2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004.7">
                <text:p>1004.7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1331.3">
                <text:p>1331.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763.8">
                <text:p>1763.8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828.6">
                <text:p>828.6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852">
                <text:p>852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1454.1">
                <text:p>1454.1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1251.7">
                <text:p>1251.7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929.3">
                <text:p>929.3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799.7">
                <text:p>799.7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1034.2">
                <text:p>1034.2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949">
                <text:p>949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1102.4">
                <text:p>1102.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799">
                <text:p>1799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1846.1">
                <text:p>1846.1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1538.7">
                <text:p>1538.7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1389.7">
                <text:p>1389.7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1610.9">
                <text:p>1610.9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1582.2">
                <text:p>1582.2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2171.8">
                <text:p>2171.8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1643.2">
                <text:p>1643.2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1451.1">
                <text:p>1451.1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1858.6">
                <text:p>1858.6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467.9">
                <text:p>1467.9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1694.7">
                <text:p>1694.7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1697.2">
                <text:p>1697.2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1770.6">
                <text:p>1770.6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1588.9">
                <text:p>1588.9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1557.6">
                <text:p>1557.6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1904.2">
                <text:p>1904.2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1649.9">
                <text:p>1649.9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1641.8">
                <text:p>1641.8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1630">
                <text:p>1630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419.8">
                <text:p>1419.8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1627.6">
                <text:p>1627.6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2147.4">
                <text:p>2147.4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1251.1">
                <text:p>1251.1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1909">
                <text:p>1909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1749.2">
                <text:p>1749.2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1612">
                <text:p>1612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1473.3">
                <text:p>1473.3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1551.3">
                <text:p>1551.3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1858.2">
                <text:p>1858.2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790.4">
                <text:p>1790.4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1819.8">
                <text:p>1819.8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2289.7">
                <text:p>2289.7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1736">
                <text:p>1736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1532.4">
                <text:p>1532.4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1346.8">
                <text:p>1346.8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1834.7">
                <text:p>1834.7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1764.2">
                <text:p>1764.2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1368.6">
                <text:p>1368.6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1701.6">
                <text:p>1701.6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472.6">
                <text:p>1472.6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1533.4">
                <text:p>1533.4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1534.2">
                <text:p>1534.2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1554">
                <text:p>1554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1296.3">
                <text:p>1296.3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1251">
                <text:p>1251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928.9">
                <text:p>928.9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1034.3">
                <text:p>1034.3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1337.1">
                <text:p>1337.1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1066.2">
                <text:p>1066.2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373.8">
                <text:p>1373.8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1015.3">
                <text:p>1015.3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1408.8">
                <text:p>1408.8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1400.7">
                <text:p>1400.7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1179">
                <text:p>1179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1732">
                <text:p>1732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1706.9">
                <text:p>1706.9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1990.7">
                <text:p>1990.7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1464.8">
                <text:p>1464.8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1608.7">
                <text:p>1608.7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666.5">
                <text:p>1666.5</text:p>
              </table:table-cell>
            </table:table-row>
            <table:table-row>
              <table:table-cell office:value-type="float" office:value="81">
                <text:p>80</text:p>
              </table:table-cell>
              <table:table-cell office:value-type="float" office:value="1807.5">
                <text:p>1807.5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2096.5">
                <text:p>2096.5</text:p>
              </table:table-cell>
            </table:table-row>
            <table:table-row>
              <table:table-cell office:value-type="float" office:value="83">
                <text:p>80</text:p>
              </table:table-cell>
              <table:table-cell office:value-type="float" office:value="1339.3">
                <text:p>1339.3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1438.8">
                <text:p>1438.8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1192.7">
                <text:p>1192.7</text:p>
              </table:table-cell>
            </table:table-row>
            <table:table-row>
              <table:table-cell office:value-type="float" office:value="86">
                <text:p>90</text:p>
              </table:table-cell>
              <table:table-cell office:value-type="float" office:value="1137.1">
                <text:p>1137.1</text:p>
              </table:table-cell>
            </table:table-row>
            <table:table-row>
              <table:table-cell office:value-type="float" office:value="87">
                <text:p>90</text:p>
              </table:table-cell>
              <table:table-cell office:value-type="float" office:value="1375.7">
                <text:p>1375.7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1162.1">
                <text:p>1162.1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1627.8">
                <text:p>1627.8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1270.4">
                <text:p>1270.4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1421.6">
                <text:p>1421.6</text:p>
              </table:table-cell>
            </table:table-row>
            <table:table-row>
              <table:table-cell office:value-type="float" office:value="92">
                <text:p>90</text:p>
              </table:table-cell>
              <table:table-cell office:value-type="float" office:value="1340">
                <text:p>1340</text:p>
              </table:table-cell>
            </table:table-row>
            <table:table-row>
              <table:table-cell office:value-type="float" office:value="93">
                <text:p>90</text:p>
              </table:table-cell>
              <table:table-cell office:value-type="float" office:value="1402.3">
                <text:p>1402.3</text:p>
              </table:table-cell>
            </table:table-row>
            <table:table-row>
              <table:table-cell office:value-type="float" office:value="94">
                <text:p>90</text:p>
              </table:table-cell>
              <table:table-cell office:value-type="float" office:value="1128.4">
                <text:p>1128.4</text:p>
              </table:table-cell>
            </table:table-row>
            <table:table-row>
              <table:table-cell office:value-type="float" office:value="95">
                <text:p>100</text:p>
              </table:table-cell>
              <table:table-cell office:value-type="float" office:value="1466.8">
                <text:p>1466.8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1030.3">
                <text:p>1030.3</text:p>
              </table:table-cell>
            </table:table-row>
            <table:table-row>
              <table:table-cell office:value-type="float" office:value="97">
                <text:p>100</text:p>
              </table:table-cell>
              <table:table-cell office:value-type="float" office:value="792.8">
                <text:p>792.8</text:p>
              </table:table-cell>
            </table:table-row>
            <table:table-row>
              <table:table-cell office:value-type="float" office:value="98">
                <text:p>100</text:p>
              </table:table-cell>
              <table:table-cell office:value-type="float" office:value="1356.5">
                <text:p>1356.5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886.8">
                <text:p>886.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c82dcdd6efcd48b1d8bba66bfe1989deee49c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76cm"/>
    </style:style>
    <style:style style:name="ch2" style:family="chart">
      <style:text-properties fo:font-family="'Liberation Serif'" style:font-style-name="Regular" style:font-family-generic="roman" fo:font-size="20pt" style:font-size-asian="13pt" style:font-size-complex="13pt"/>
    </style:style>
    <style:style style:name="ch3" style:family="chart">
      <style:text-properties fo:font-family="'Liberation Serif'" style:font-style-name="Regular" style:font-family-generic="roman" fo:font-size="18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family="'Liberation Serif'" style:font-style-name="Regular" style:font-family-generic="roman" fo:font-size="18pt" style:font-size-asian="10pt" style:font-size-complex="10pt"/>
    </style:style>
    <style:style style:name="ch5" style:family="chart">
      <style:chart-properties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0"/>
      <style:text-properties fo:font-family="'Liberation Serif'" style:font-style-name="Regular" style:font-family-generic="roman" fo:font-size="18pt" style:font-size-asian="9pt" style:font-size-complex="9pt"/>
    </style:style>
    <style:style style:name="ch8" style:family="chart">
      <style:graphic-properties svg:stroke-color="#b3b3b3" svg:stroke-opacity="20%"/>
    </style:style>
    <style:style style:name="ch9" style:family="chart" style:data-style-name="N0">
      <style:chart-properties chart:display-label="true" chart:logarithmic="false" chart:maximum="35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style:rotation-angle="90"/>
      <style:text-properties fo:font-family="'Liberation Serif'" style:font-style-name="Regular" style:font-family-generic="roman" fo:font-size="18pt" style:font-size-asian="9pt" style:font-size-complex="9pt"/>
    </style:style>
    <style:style style:name="ch11" style:family="chart" style:data-style-name="N0">
      <style:chart-properties chart:symbol-type="non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43.187cm" svg:height="19.209cm" xlink:href=".." xlink:type="simple" chart:class="chart:line" chart:style-name="ch1">
        <chart:title svg:x="18.762cm" svg:y="0.577cm" chart:style-name="ch2">
          <text:p>SimPL</text:p>
        </chart:title>
        <chart:subtitle svg:x="14.754cm" svg:y="2.287cm" chart:style-name="ch3">
          <text:p>Average fitness over 100 generations.</text:p>
        </chart:subtitle>
        <chart:legend svg:x="34.721cm" svg:y="8.273cm" style:legend-expansion="custom" chartooo:width="7.849cm" chartooo:height="2.131cm" style:legend-expansion-aspect-ratio="3.68324730173627" chart:style-name="ch4"/>
        <chart:plot-area chart:style-name="ch5" table:cell-range-address="Sheet1.B2:Sheet1.C101 Sheet1.C1:Sheet1.C1" chart:data-source-has-labels="both" svg:x="2.408cm" svg:y="4.037cm" svg:width="32.904cm" svg:height="13.743cm">
          <chartooo:coordinate-region svg:x="3.4cm" svg:y="4.237cm" svg:width="31.725cm" svg:height="12.498cm"/>
          <chart:axis chart:dimension="x" chart:name="primary-x" chart:style-name="ch6" chartooo:axis-type="auto">
            <chartooo:date-scale/>
            <chart:title svg:x="18.411cm" svg:y="17.943cm" chart:style-name="ch7">
              <text:p>Generation</text:p>
            </chart:title>
            <chart:categories table:cell-range-address="Sheet1.B2:Sheet1.B101"/>
            <chart:grid chart:style-name="ch8" chart:class="major"/>
          </chart:axis>
          <chart:axis chart:dimension="y" chart:name="primary-y" chart:style-name="ch9">
            <chart:title svg:x="0.846cm" svg:y="12.743cm" chart:style-name="ch10">
              <text:p>Average Fitness</text:p>
            </chart:title>
            <chart:grid chart:style-name="ch8" chart:class="major"/>
          </chart:axis>
          <chart:series chart:style-name="ch11" chart:values-cell-range-address="Sheet1.C2:Sheet1.C101" chart:label-cell-address="Sheet1.C1:Sheet1.C1" chart:class="chart:line">
            <chart:data-point chart:repeated="10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xperiment Four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Sheet1.B2:Sheet1.B101</svg:desc>
                </draw:g>
              </table:table-cell>
              <table:table-cell office:value-type="float" office:value="164.8">
                <text:p>164.8</text:p>
                <draw:g>
                  <svg:desc>Sheet1.C2:Sheet1.C101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01.1">
                <text:p>101.1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62.8">
                <text:p>262.8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378.5">
                <text:p>378.5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32.8">
                <text:p>232.8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727.9">
                <text:p>727.9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098.8">
                <text:p>1098.8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872.2">
                <text:p>872.2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004.7">
                <text:p>1004.7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1331.3">
                <text:p>1331.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763.8">
                <text:p>1763.8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828.6">
                <text:p>828.6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852">
                <text:p>852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1454.1">
                <text:p>1454.1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1251.7">
                <text:p>1251.7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929.3">
                <text:p>929.3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799.7">
                <text:p>799.7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1034.2">
                <text:p>1034.2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949">
                <text:p>949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1102.4">
                <text:p>1102.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799">
                <text:p>1799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1846.1">
                <text:p>1846.1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1538.7">
                <text:p>1538.7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1389.7">
                <text:p>1389.7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1610.9">
                <text:p>1610.9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1582.2">
                <text:p>1582.2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2171.8">
                <text:p>2171.8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1643.2">
                <text:p>1643.2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1451.1">
                <text:p>1451.1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1858.6">
                <text:p>1858.6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467.9">
                <text:p>1467.9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1694.7">
                <text:p>1694.7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1697.2">
                <text:p>1697.2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1770.6">
                <text:p>1770.6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1588.9">
                <text:p>1588.9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1557.6">
                <text:p>1557.6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1904.2">
                <text:p>1904.2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1649.9">
                <text:p>1649.9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1641.8">
                <text:p>1641.8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1630">
                <text:p>1630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419.8">
                <text:p>1419.8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1627.6">
                <text:p>1627.6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2147.4">
                <text:p>2147.4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1251.1">
                <text:p>1251.1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1909">
                <text:p>1909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1749.2">
                <text:p>1749.2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1612">
                <text:p>1612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1473.3">
                <text:p>1473.3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1551.3">
                <text:p>1551.3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1858.2">
                <text:p>1858.2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790.4">
                <text:p>1790.4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1819.8">
                <text:p>1819.8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2289.7">
                <text:p>2289.7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1736">
                <text:p>1736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1532.4">
                <text:p>1532.4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1346.8">
                <text:p>1346.8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1834.7">
                <text:p>1834.7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1764.2">
                <text:p>1764.2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1368.6">
                <text:p>1368.6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1701.6">
                <text:p>1701.6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472.6">
                <text:p>1472.6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1533.4">
                <text:p>1533.4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1534.2">
                <text:p>1534.2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1554">
                <text:p>1554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1296.3">
                <text:p>1296.3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1251">
                <text:p>1251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928.9">
                <text:p>928.9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1034.3">
                <text:p>1034.3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1337.1">
                <text:p>1337.1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1066.2">
                <text:p>1066.2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373.8">
                <text:p>1373.8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1015.3">
                <text:p>1015.3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1408.8">
                <text:p>1408.8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1400.7">
                <text:p>1400.7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1179">
                <text:p>1179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1732">
                <text:p>1732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1706.9">
                <text:p>1706.9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1990.7">
                <text:p>1990.7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1464.8">
                <text:p>1464.8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1608.7">
                <text:p>1608.7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666.5">
                <text:p>1666.5</text:p>
              </table:table-cell>
            </table:table-row>
            <table:table-row>
              <table:table-cell office:value-type="float" office:value="81">
                <text:p>80</text:p>
              </table:table-cell>
              <table:table-cell office:value-type="float" office:value="1807.5">
                <text:p>1807.5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2096.5">
                <text:p>2096.5</text:p>
              </table:table-cell>
            </table:table-row>
            <table:table-row>
              <table:table-cell office:value-type="float" office:value="83">
                <text:p>80</text:p>
              </table:table-cell>
              <table:table-cell office:value-type="float" office:value="1339.3">
                <text:p>1339.3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1438.8">
                <text:p>1438.8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1192.7">
                <text:p>1192.7</text:p>
              </table:table-cell>
            </table:table-row>
            <table:table-row>
              <table:table-cell office:value-type="float" office:value="86">
                <text:p>90</text:p>
              </table:table-cell>
              <table:table-cell office:value-type="float" office:value="1137.1">
                <text:p>1137.1</text:p>
              </table:table-cell>
            </table:table-row>
            <table:table-row>
              <table:table-cell office:value-type="float" office:value="87">
                <text:p>90</text:p>
              </table:table-cell>
              <table:table-cell office:value-type="float" office:value="1375.7">
                <text:p>1375.7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1162.1">
                <text:p>1162.1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1627.8">
                <text:p>1627.8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1270.4">
                <text:p>1270.4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1421.6">
                <text:p>1421.6</text:p>
              </table:table-cell>
            </table:table-row>
            <table:table-row>
              <table:table-cell office:value-type="float" office:value="92">
                <text:p>90</text:p>
              </table:table-cell>
              <table:table-cell office:value-type="float" office:value="1340">
                <text:p>1340</text:p>
              </table:table-cell>
            </table:table-row>
            <table:table-row>
              <table:table-cell office:value-type="float" office:value="93">
                <text:p>90</text:p>
              </table:table-cell>
              <table:table-cell office:value-type="float" office:value="1402.3">
                <text:p>1402.3</text:p>
              </table:table-cell>
            </table:table-row>
            <table:table-row>
              <table:table-cell office:value-type="float" office:value="94">
                <text:p>90</text:p>
              </table:table-cell>
              <table:table-cell office:value-type="float" office:value="1128.4">
                <text:p>1128.4</text:p>
              </table:table-cell>
            </table:table-row>
            <table:table-row>
              <table:table-cell office:value-type="float" office:value="95">
                <text:p>100</text:p>
              </table:table-cell>
              <table:table-cell office:value-type="float" office:value="1466.8">
                <text:p>1466.8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1030.3">
                <text:p>1030.3</text:p>
              </table:table-cell>
            </table:table-row>
            <table:table-row>
              <table:table-cell office:value-type="float" office:value="97">
                <text:p>100</text:p>
              </table:table-cell>
              <table:table-cell office:value-type="float" office:value="792.8">
                <text:p>792.8</text:p>
              </table:table-cell>
            </table:table-row>
            <table:table-row>
              <table:table-cell office:value-type="float" office:value="98">
                <text:p>100</text:p>
              </table:table-cell>
              <table:table-cell office:value-type="float" office:value="1356.5">
                <text:p>1356.5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886.8">
                <text:p>886.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c82dcdd6efcd48b1d8bba66bfe1989deee49c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